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raleway" svg:font-family="raleway, 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a320" officeooo:paragraph-rsid="001ea320" style:font-size-asian="16pt" style:font-size-complex="16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ea320" officeooo:paragraph-rsid="001ea320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16pt" style:font-size-asian="16pt" style:font-size-complex="16pt"/>
    </style:style>
    <style:style style:name="P4" style:family="paragraph" style:parent-style-name="Standard">
      <style:text-properties style:font-name="Liberation Serif" fo:font-size="16pt" officeooo:paragraph-rsid="001ea320" style:font-size-asian="16pt" style:font-size-complex="16pt"/>
    </style:style>
    <style:style style:name="P5" style:family="paragraph" style:parent-style-name="Standard">
      <style:text-properties style:font-name="Liberation Serif" fo:font-size="16pt" officeooo:rsid="001ea320" officeooo:paragraph-rsid="001ea320" style:font-size-asian="16pt" style:font-size-complex="16pt"/>
    </style:style>
    <style:style style:name="P6" style:family="paragraph" style:parent-style-name="Standard">
      <style:text-properties style:font-name="Liberation Serif" fo:font-size="16pt" officeooo:paragraph-rsid="001ed98c" style:font-size-asian="16pt" style:font-size-complex="16pt"/>
    </style:style>
    <style:style style:name="P7" style:family="paragraph" style:parent-style-name="Standard">
      <style:text-properties style:font-name="Liberation Serif" fo:font-size="16pt" officeooo:rsid="001ed98c" officeooo:paragraph-rsid="001ed98c" style:font-size-asian="16pt" style:font-size-complex="16pt"/>
    </style:style>
    <style:style style:name="T1" style:family="text">
      <style:text-properties officeooo:rsid="001ea320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fo:font-weight="normal" officeooo:rsid="001ea320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normal" officeooo:rsid="001ea320" style:font-size-asian="10.5pt" style:font-size-complex="10.5pt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fo:font-weight="normal" officeooo:rsid="001ed98c" style:font-size-asian="10.5pt" style:font-size-complex="10.5pt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fo:font-weight="bold" officeooo:rsid="001ea320" style:font-weight-asian="bold" style:font-weight-complex="bold"/>
    </style:style>
    <style:style style:name="T7" style:family="text">
      <style:text-properties fo:font-variant="normal" fo:text-transform="none" fo:color="#000000" style:font-name="Helvetica Neue" fo:letter-spacing="normal" fo:font-style="normal" fo:font-weight="normal"/>
    </style:style>
    <style:style style:name="T8" style:family="text">
      <style:text-properties fo:font-variant="normal" fo:text-transform="none" fo:color="#000000" style:font-name="Helvetica Neue" fo:letter-spacing="normal" fo:font-style="normal" fo:font-weight="normal" officeooo:rsid="001ea320"/>
    </style:style>
    <style:style style:name="T9" style:family="text">
      <style:text-properties fo:font-variant="normal" fo:text-transform="none" fo:color="#000000" style:font-name="Helvetica Neue" fo:letter-spacing="normal" fo:font-style="normal" fo:font-weight="normal" officeooo:rsid="001ed98c"/>
    </style:style>
    <style:style style:name="T10" style:family="text">
      <style:text-properties fo:font-variant="normal" fo:text-transform="none" fo:color="#000000" style:font-name="Helvetica Neue" fo:letter-spacing="normal" fo:font-style="normal" fo:font-weight="bold" officeooo:rsid="001ea320" style:font-weight-asian="bold" style:font-weight-complex="bold"/>
    </style:style>
    <style:style style:name="T11" style:family="text">
      <style:text-properties fo:font-variant="normal" fo:text-transform="none" fo:color="#000000" style:font-name="raleway" fo:font-size="10.5pt" fo:letter-spacing="normal" fo:font-style="normal" fo:font-weight="normal" style:font-size-asian="10.5pt" style:font-size-complex="10.5pt"/>
    </style:style>
    <style:style style:name="T12" style:family="text">
      <style:text-properties fo:font-variant="normal" fo:text-transform="none" fo:color="#000000" style:font-name="raleway" fo:letter-spacing="normal" fo:font-style="normal" fo:font-weight="normal"/>
    </style:style>
    <style:style style:name="T13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1ea320"/>
    </style:style>
    <style:style style:name="T16" style:family="text">
      <style:text-properties fo:font-variant="normal" fo:text-transform="none" fo:color="#000000" fo:letter-spacing="normal" fo:font-style="normal" fo:font-weight="normal" officeooo:rsid="001ed98c"/>
    </style:style>
    <style:style style:name="T17" style:family="text">
      <style:text-properties fo:font-variant="normal" fo:text-transform="none" fo:color="#000000" fo:letter-spacing="normal" fo:font-style="normal" fo:font-weight="bold" officeooo:rsid="001ea320" style:font-weight-asian="bold" style:font-weight-complex="bold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9" style:family="text">
      <style:text-properties officeooo:rsid="001ed98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a320" style:font-weight-asian="bold" style:font-weight-complex="bold"/>
    </style:style>
    <style:style style:name="T22" style:family="text">
      <style:text-properties fo:font-weight="bold" officeooo:rsid="001ed98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lation of various Terms we used :-</text:p>
      <text:p text:style-name="P1"/>
      <text:p text:style-name="P5">1. <text:span text:style-name="T20">Feature Selection </text:span>:- Feature Selection is the process of finding features that are most relevant to the dataset and can produce suitable output.</text:p>
      <text:p text:style-name="P5"/>
      <text:p text:style-name="P4"><text:span text:style-name="T1">2. </text:span><text:span text:style-name="T21">Cross Validation</text:span><text:span text:style-name="T1"> :- <text:s/></text:span><text:span text:style-name="T14">Learning the parameters of a prediction function and testing it on the same data is a methodological mistake: a model that would just repeat the labels of the samples that it has just seen would have a perfect score but would fail to predict anything useful on yet-unseen data. This situation is called overfitting. To avoid it, it is common practice when performing a (supervised) machine learning experiment to hold out part of the available data as a test set X_test, y_test. Note that the word “experiment” is not intended to denote academic use only, because even in commercial settings machine learning usually starts out experimentally.</text:span></text:p>
      <text:p text:style-name="P4"/>
      <text:p text:style-name="P4"><text:span text:style-name="T15">3. </text:span><text:span text:style-name="T17">Regularization </text:span><text:span text:style-name="T15">:- </text:span><text:span text:style-name="T14">Regularization, in mathematics and statistics and particularly in the fields of machine learning and inverse problems, is a process of introducing additional information in order to solve an ill-posed problem or to prevent overfitting.</text:span></text:p>
      <text:p text:style-name="P5"/>
      <text:p text:style-name="P4"><text:span text:style-name="T15">4. </text:span><text:span text:style-name="T17">Logistic Regression</text:span><text:span text:style-name="T15"> :- It is the pr</text:span><text:span text:style-name="T16">obabilistic model. </text:span><text:span text:style-name="T14">Logistic regression is used to describe data and to explain the relationship between one dependent binary variable and one or more nominal, ordinal, interval or ratio-level independent variables.</text:span></text:p>
      <text:p text:style-name="P4"/>
      <text:p text:style-name="P3"><text:span text:style-name="T19">5. </text:span><text:span text:style-name="T22">Support Vector Machine</text:span><text:span text:style-name="T19">:- </text:span>In machine learning, support vector machines (SVMs, also support vector networks<text:bookmark text:name="cite_ref-CorinnaCortes_1-0"/>[1]) are supervised learning models with associated learning algorithms that analyze data used for classification and regression analysis. Given a set of training examples, each marked as belonging to one or the other of two categories, an SVM training algorithm builds a model that assigns new examples to one category or the other, making it a non-probabilistic binary linear classifier.</text:p>
      <text:p text:style-name="P4"/>
      <text:p text:style-name="P6"><text:span text:style-name="T19">6. </text:span><text:span text:style-name="T22">RBF Kernel </text:span><text:span text:style-name="T19">:- </text:span>In machine learning, the (Gaussian) radial basis function kernel, or RBF kernel, is a popular kernel function used in various kernelized learning algorithms. In particular, it is commonly used in support vector machine classification.</text:p>
      <text:p text:style-name="P6"/>
      <text:p text:style-name="P6"/>
      <text:p text:style-name="P7"><text:soft-page-break/>7. <text:span text:style-name="T20">Training Set</text:span> :- Set on which we perform learn the pattern through machine learning algorithms.</text:p>
      <text:p text:style-name="P7"/>
      <text:p text:style-name="P7">8. <text:span text:style-name="T20">Testing Set</text:span> :- Set on which we measure the working accuracy of our mod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raleway" svg:font-family="raleway, 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48:48.305576917</meta:creation-date>
    <dc:date>2017-04-25T20:47:35.020894848</dc:date>
    <meta:editing-duration>PT6M2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358" meta:character-count="2280" meta:non-whitespace-character-count="1930"/>
  </office:meta>
</office:document-meta>
</file>